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2356" officeooo:paragraph-rsid="000123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r@boss:~$ cd Desktop</text:p>
      <text:p text:style-name="P1">acer@boss:~/Desktop$ git clone</text:p>
      <text:p text:style-name="P1">You must specify a repository to clone.</text:p>
      <text:p text:style-name="P1"/>
      <text:p text:style-name="P1">usage: git clone [options] [--] &lt;repo&gt; [&lt;dir&gt;]</text:p>
      <text:p text:style-name="P1"/>
      <text:p text:style-name="P1"><text:s text:c="4"/>-v, --verbose <text:s text:c="8"/>be more verbose</text:p>
      <text:p text:style-name="P1"><text:s text:c="4"/>-q, --quiet <text:s text:c="10"/>be more quiet</text:p>
      <text:p text:style-name="P1"><text:s text:c="4"/>--progress <text:s text:c="11"/>force progress reporting</text:p>
      <text:p text:style-name="P1"><text:s text:c="4"/>-n, --no-checkout <text:s text:c="4"/>don't create a checkout</text:p>
      <text:p text:style-name="P1"><text:s text:c="4"/>--bare <text:s text:c="15"/>create a bare repository</text:p>
      <text:p text:style-name="P1"><text:s text:c="4"/>--mirror <text:s text:c="13"/>create a mirror repository (implies bare)</text:p>
      <text:p text:style-name="P1"><text:s text:c="4"/>-l, --local <text:s text:c="10"/>to clone from a local repository</text:p>
      <text:p text:style-name="P1"><text:s text:c="4"/>--no-hardlinks <text:s text:c="7"/>don't use local hardlinks, always copy</text:p>
      <text:p text:style-name="P1"><text:s text:c="4"/>-s, --shared <text:s text:c="9"/>setup as shared repository</text:p>
      <text:p text:style-name="P1"><text:s text:c="4"/>--recursive <text:s text:c="10"/>initialize submodules in the clone</text:p>
      <text:p text:style-name="P1"><text:s text:c="4"/>--recurse-submodules <text:s/>initialize submodules in the clone</text:p>
      <text:p text:style-name="P1"><text:s text:c="4"/>--template &lt;template-directory&gt;</text:p>
      <text:p text:style-name="P1"><text:s text:c="26"/>directory from which templates will be used</text:p>
      <text:p text:style-name="P1"><text:s text:c="4"/>--reference &lt;repo&gt; <text:s text:c="3"/>reference repository</text:p>
      <text:p text:style-name="P1"><text:s text:c="4"/>-o, --origin &lt;name&gt; <text:s text:c="2"/>use &lt;name&gt; instead of 'origin' to track upstream</text:p>
      <text:p text:style-name="P1"><text:s text:c="4"/>-b, --branch &lt;branch&gt;</text:p>
      <text:p text:style-name="P1"><text:s text:c="26"/>checkout &lt;branch&gt; instead of the remote's HEAD</text:p>
      <text:p text:style-name="P1"><text:s text:c="4"/>-u, --upload-pack &lt;path&gt;</text:p>
      <text:p text:style-name="P1"><text:s text:c="26"/>path to git-upload-pack on the remote</text:p>
      <text:p text:style-name="P1"><text:s text:c="4"/>--depth &lt;depth&gt; <text:s text:c="6"/>create a shallow clone of that depth</text:p>
      <text:p text:style-name="P1"><text:s text:c="4"/>--single-branch <text:s text:c="6"/>clone only one branch, HEAD or --branch</text:p>
      <text:p text:style-name="P1"><text:s text:c="4"/>--separate-git-dir &lt;gitdir&gt;</text:p>
      <text:p text:style-name="P1"><text:s text:c="26"/>separate git dir from working tree</text:p>
      <text:p text:style-name="P1"><text:s text:c="4"/>-c, --config &lt;key=value&gt;</text:p>
      <text:p text:style-name="P1"><text:s text:c="26"/>set config inside the new repository</text:p>
      <text:p text:style-name="P1"/>
      <text:p text:style-name="P1">acer@boss:~/Desktop$ https://github.com/srija3010/Demo.git</text:p>
      <text:p text:style-name="P1">bash: https://github.com/srija3010/Demo.git: No such file or directory</text:p>
      <text:p text:style-name="P1">acer@boss:~/Desktop$ https://github.com/srija3010/Demo.git</text:p>
      <text:p text:style-name="P1">bash: https://github.com/srija3010/Demo.git: No such file or directory</text:p>
      <text:p text:style-name="P1">acer@boss:~/Desktop$ git clone https://github.com/srija3010/Demo.git</text:p>
      <text:p text:style-name="P1">Cloning into 'Demo'...</text:p>
      <text:p text:style-name="P1">remote: Counting objects: 3, done.</text:p>
      <text:p text:style-name="P1">remote: Total 3 (delta 0), reused 0 (delta 0), pack-reused 0</text:p>
      <text:p text:style-name="P1">Unpacking objects: 100% (3/3), done.</text:p>
      <text:p text:style-name="P1">Checking connectivity... done.</text:p>
      <text:p text:style-name="P1">acer@boss:~/Desktop$ cd Demo</text:p>
      <text:p text:style-name="P1">acer@boss:~/Desktop/Demo$ git add --all</text:p>
      <text:p text:style-name="P1">acer@boss:~/Desktop/Demo$ ls</text:p>
      <text:p text:style-name="P1">Index.html <text:s/>README.md</text:p>
      <text:p text:style-name="P1">acer@boss:~/Desktop/Demo$ git status</text:p>
      <text:p text:style-name="P1">On branch master</text:p>
      <text:p text:style-name="P1">Your branch is up-to-date with 'origin/master'.</text:p>
      <text:p text:style-name="P1">Changes to be committed:</text:p>
      <text:p text:style-name="P1"><text:s text:c="2"/>(use "git reset HEAD &lt;file&gt;..." to unstage)</text:p>
      <text:p text:style-name="P1"/>
      <text:p text:style-name="P1"><text:soft-page-break/><text:tab/>new file: <text:s text:c="2"/>Index.html</text:p>
      <text:p text:style-name="P1"/>
      <text:p text:style-name="P1">acer@boss:~/Desktop/Demo$ git commit -am "Adding file"</text:p>
      <text:p text:style-name="P1">[master fe99003] Adding file</text:p>
      <text:p text:style-name="P1"><text:s/>Committer: acer &lt;acer@boss&gt;</text:p>
      <text:p text:style-name="P1">Your name and email address were configured automatically based</text:p>
      <text:p text:style-name="P1">on your username and hostname. Please check that they are accurate.</text:p>
      <text:p text:style-name="P1">You can suppress this message by setting them explicitly:</text:p>
      <text:p text:style-name="P1"/>
      <text:p text:style-name="P1"><text:s text:c="4"/>git config --global user.name "Your Name"</text:p>
      <text:p text:style-name="P1"><text:s text:c="4"/>git config --global user.email you@example.com</text:p>
      <text:p text:style-name="P1"/>
      <text:p text:style-name="P1">After doing this, you may fix the identity used for this commit with:</text:p>
      <text:p text:style-name="P1"/>
      <text:p text:style-name="P1"><text:s text:c="4"/>git commit --amend --reset-author</text:p>
      <text:p text:style-name="P1"/>
      <text:p text:style-name="P1"><text:s/>1 file changed, 13 insertions(+)</text:p>
      <text:p text:style-name="P1"><text:s/>create mode 100644 Index.html</text:p>
      <text:p text:style-name="P1">acer@boss:~/Desktop/Demo$ git config --global user.name "srija3012"</text:p>
      <text:p text:style-name="P1">acer@boss:~/Desktop/Demo$ git config --global user.email padmanabhunisrija@gmail.com</text:p>
      <text:p text:style-name="P1">acer@boss:~/Desktop/Demo$ git log</text:p>
      <text:p text:style-name="P1">commit fe990034784283f6d1fdd70a45814cdcb01f1047</text:p>
      <text:p text:style-name="P1">Author: acer &lt;acer@boss&gt;</text:p>
      <text:p text:style-name="P1">Date: <text:s text:c="2"/>Thu Jul 5 11:39:24 2018 +0530</text:p>
      <text:p text:style-name="P1"/>
      <text:p text:style-name="P1"><text:s text:c="4"/>Adding file</text:p>
      <text:p text:style-name="P1"/>
      <text:p text:style-name="P1">commit c2a44e4fc98596569d043997503b7242e31e7dc9</text:p>
      <text:p text:style-name="P1">Author: srija3010 &lt;40848601+srija3010@users.noreply.github.com&gt;</text:p>
      <text:p text:style-name="P1">Date: <text:s text:c="2"/>Thu Jul 5 11:04:37 2018 +0530</text:p>
      <text:p text:style-name="P1"/>
      <text:p text:style-name="P1"><text:s text:c="4"/>Initial commit</text:p>
      <text:p text:style-name="P1">acer@boss:~/Desktop/Demo$ git push originmaster</text:p>
      <text:p text:style-name="P1">warning: push.default is unset; its implicit value has changed in</text:p>
      <text:p text:style-name="P1">Git 2.0 from 'matching' to 'simple'. To squelch this message</text:p>
      <text:p text:style-name="P1">and maintain the traditional behavior, use:</text:p>
      <text:p text:style-name="P1"/>
      <text:p text:style-name="P1"><text:s text:c="2"/>git config --global push.default matching</text:p>
      <text:p text:style-name="P1"/>
      <text:p text:style-name="P1">To squelch this message and adopt the new behavior now, use:</text:p>
      <text:p text:style-name="P1"/>
      <text:p text:style-name="P1"><text:s text:c="2"/>git config --global push.default simple</text:p>
      <text:p text:style-name="P1"/>
      <text:p text:style-name="P1">When push.default is set to 'matching', git will push local branches</text:p>
      <text:p text:style-name="P1">to the remote branches that already exist with the same name.</text:p>
      <text:p text:style-name="P1"/>
      <text:p text:style-name="P1">Since Git 2.0, Git defaults to the more conservative 'simple'</text:p>
      <text:p text:style-name="P1">behavior, which only pushes the current branch to the corresponding</text:p>
      <text:p text:style-name="P1">remote branch that 'git pull' uses to update the current branch.</text:p>
      <text:p text:style-name="P1"/>
      <text:p text:style-name="P1">See 'git help config' and search for 'push.default' for further information.</text:p>
      <text:p text:style-name="P1">(the 'simple' mode was introduced in Git 1.7.11. Use the similar mode</text:p>
      <text:p text:style-name="P1"><text:soft-page-break/>'current' instead of 'simple' if you sometimes use older versions of Git)</text:p>
      <text:p text:style-name="P1"/>
      <text:p text:style-name="P1">fatal: 'originmaster' does not appear to be a git repository</text:p>
      <text:p text:style-name="P1">fatal: Could not read from remote repository.</text:p>
      <text:p text:style-name="P1"/>
      <text:p text:style-name="P1">Please make sure you have the correct access rights</text:p>
      <text:p text:style-name="P1">and the repository exists.</text:p>
      <text:p text:style-name="P1">acer@boss:~/Desktop/Demo$ git push origin master</text:p>
      <text:p text:style-name="P1">Username for 'https://github.com': srija3010</text:p>
      <text:p text:style-name="P1">Password for 'https://srija3010@github.com': </text:p>
      <text:p text:style-name="P1">Counting objects: 3, done.</text:p>
      <text:p text:style-name="P1">Delta compression using up to 4 threads.</text:p>
      <text:p text:style-name="P1">Compressing objects: 100% (3/3), done.</text:p>
      <text:p text:style-name="P1">Writing objects: 100% (3/3), 402 bytes | 0 bytes/s, done.</text:p>
      <text:p text:style-name="P1">Total 3 (delta 0), reused 0 (delta 0)</text:p>
      <text:p text:style-name="P1">To https://github.com/srija3010/Demo.git</text:p>
      <text:p text:style-name="P1"><text:s text:c="3"/>c2a44e4..fe99003 <text:s/>master -&gt; master</text:p>
      <text:p text:style-name="P1">acer@boss:~/Desktop/Demo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 </meta:initial-creator>
    <meta:creation-date>2018-07-05T12:07:31.128086082</meta:creation-date>
    <dc:date>2018-07-05T12:07:47.109208835</dc:date>
    <dc:creator>acer </dc:creator>
    <meta:editing-duration>PT16S</meta:editing-duration>
    <meta:editing-cycles>1</meta:editing-cycles>
    <meta:document-statistic meta:table-count="0" meta:image-count="0" meta:object-count="0" meta:page-count="3" meta:paragraph-count="102" meta:word-count="623" meta:character-count="4812" meta:non-whitespace-character-count="3954"/>
    <meta:generator>LibreOffice/5.0.2.2$Linux_X86_64 LibreOffice_project/00m0$Build-2</meta:generator>
  </office:meta>
</office:document-meta>
</file>